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4D000000C8918EA6D1.png" manifest:media-type="image/png"/>
  <manifest:file-entry manifest:full-path="Pictures/1000020100000064000000965B4D8611.png" manifest:media-type="image/png"/>
  <manifest:file-entry manifest:full-path="Pictures/100002010000015E0000010B2E6B2037.png" manifest:media-type="image/png"/>
  <manifest:file-entry manifest:full-path="Pictures/10000201000000E9000000C81EAD3DF1.png" manifest:media-type="image/png"/>
  <manifest:file-entry manifest:full-path="Pictures/10000201000000A7000000A7899DA68E.png" manifest:media-type="image/png"/>
  <manifest:file-entry manifest:full-path="Pictures/100002010000012C000000C8B443D055.png" manifest:media-type="image/png"/>
  <manifest:file-entry manifest:full-path="Pictures/10000201000000A7000000851E11291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OOoLatexArgs="18§display§\nu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OOoLatexArgs="18§display§\hat{\nu}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arrow">
      <style:graphic-properties draw:textarea-vertical-align="middle"/>
    </style:style>
    <style:style style:name="gr6" style:family="graphic" style:parent-style-name="standard">
      <style:graphic-properties OOoLatexArgs="18§display§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OOoLatexArgs="18§display§{(r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18§display§\alpha^{(r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16§display§X_l^{(r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OOoLatexArgs="16§display§D^{(r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1.153cm" svg:height="1.153cm" svg:x="1.802cm" svg:y="3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133cm" svg:height="1.133cm" svg:x="0.268cm" svg:y="2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553cm" svg:height="0.439cm" svg:x="2.109cm" svg:y="0.878cm">
          <draw:image xlink:href="Pictures/10000201000000A7000000851E112916.png" xlink:type="simple" xlink:show="embed" xlink:actuate="onLoad">
            <text:p/>
          </draw:image>
        </draw:frame>
        <draw:frame draw:style-name="gr3" draw:text-style-name="P1" xml:id="id5" draw:id="id5" draw:layer="layout" svg:width="0.489cm" svg:height="0.489cm" svg:x="3.391cm" svg:y="0.145cm">
          <draw:image xlink:href="Pictures/10000201000000A7000000A7899DA68E.png" xlink:type="simple" xlink:show="embed" xlink:actuate="onLoad">
            <text:p/>
          </draw:image>
        </draw:frame>
        <draw:custom-shape draw:style-name="gr4" draw:text-style-name="P1" xml:id="id3" draw:id="id3" draw:layer="layout" svg:width="1.166cm" svg:height="1.166cm" svg:x="1.798cm" svg:y="2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1.188cm" svg:height="1.188cm" svg:x="1.787cm" svg:y="0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.235cm" svg:y1="3.528cm" svg:x2="1.97cm" svg:y2="3.976cm" draw:start-shape="id1" draw:start-glue-point="9" draw:end-shape="id2" draw:end-glue-point="5" svg:d="m1235 3528 735 448">
          <text:p/>
        </draw:connector>
        <draw:connector draw:style-name="gr5" draw:text-style-name="P1" draw:layer="layout" draw:type="line" svg:x1="2.381cm" svg:y1="3.334cm" svg:x2="2.379cm" svg:y2="3.808cm" draw:start-shape="id3" draw:start-glue-point="8" draw:end-shape="id2" draw:end-glue-point="4" svg:d="m2381 3334-2 474">
          <text:p/>
        </draw:connector>
        <draw:connector draw:style-name="gr5" draw:text-style-name="P1" draw:layer="layout" draw:type="line" svg:x1="2.381cm" svg:y1="1.669cm" svg:x2="2.381cm" svg:y2="2.168cm" draw:start-shape="id4" draw:start-glue-point="8" draw:end-shape="id3" draw:end-glue-point="4" svg:d="m2381 1669v499">
          <text:p/>
        </draw:connector>
        <draw:connector draw:style-name="gr5" draw:text-style-name="P1" draw:layer="layout" draw:type="line" svg:x1="3.391cm" svg:y1="0.389cm" svg:x2="2.801cm" svg:y2="0.655cm" draw:start-shape="id5" draw:start-glue-point="3" draw:end-shape="id4" draw:end-glue-point="11" svg:d="m3391 389-590 266">
          <text:p/>
        </draw:connector>
        <draw:custom-shape draw:style-name="gr4" draw:text-style-name="P1" draw:layer="layout" svg:width="3.393cm" svg:height="3.019cm" svg:x="0.117cm" svg:y="1.9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552cm" svg:height="3.667cm" svg:x="1.616cm" svg:y="0.0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0.273cm" svg:height="0.411cm" svg:x="3.791cm" svg:y="3.077cm">
          <draw:image xlink:href="Pictures/1000020100000064000000965B4D8611.png" xlink:type="simple" xlink:show="embed" xlink:actuate="onLoad">
            <text:p/>
          </draw:image>
        </draw:frame>
        <draw:frame draw:style-name="gr7" draw:text-style-name="P1" draw:layer="layout" svg:width="0.886cm" svg:height="0.76cm" svg:x="0.185cm" svg:y="4.118cm">
          <draw:image xlink:href="Pictures/10000201000000E9000000C81EAD3DF1.png" xlink:type="simple" xlink:show="embed" xlink:actuate="onLoad">
            <text:p/>
          </draw:image>
        </draw:frame>
        <draw:frame draw:style-name="gr8" draw:text-style-name="P1" draw:layer="layout" svg:width="1.141cm" svg:height="0.76cm" svg:x="0.282cm" svg:y="2.747cm">
          <draw:image xlink:href="Pictures/100002010000012C000000C8B443D055.png" xlink:type="simple" xlink:show="embed" xlink:actuate="onLoad">
            <text:p/>
          </draw:image>
        </draw:frame>
        <draw:frame draw:style-name="gr9" draw:text-style-name="P1" draw:layer="layout" svg:width="1.182cm" svg:height="0.902cm" svg:x="1.836cm" svg:y="2.381cm">
          <draw:image xlink:href="Pictures/100002010000015E0000010B2E6B2037.png" xlink:type="simple" xlink:show="embed" xlink:actuate="onLoad">
            <text:p/>
          </draw:image>
        </draw:frame>
        <draw:frame draw:style-name="gr10" draw:text-style-name="P1" draw:layer="layout" svg:width="1.125cm" svg:height="0.675cm" svg:x="1.835cm" svg:y="4.061cm">
          <draw:image xlink:href="Pictures/100002010000014D000000C8918EA6D1.png" xlink:type="simple" xlink:show="embed" xlink:actuate="onLoad">
            <text:p/>
          </draw:image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cm" svg:stroke-color="#000000" draw:marker-start-width="0.24cm" draw:marker-start-center="false" draw:marker-end-width="0.24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Arrow" draw:marker-end-width="0.4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rrow" style:family="graphic" style:parent-style-name="objectwithoutfill">
      <style:graphic-properties draw:marker-end-width="0.2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18cm" fo:text-indent="0cm"/>
      <style:text-properties style:use-window-font-color="true" style:text-outline="false" style:text-line-through-style="none" fo:font-family="'Liberation Sans'" style:font-family-generic="roman" style:font-pitch="variable" fo:font-size="7.59999990463257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095cm" fo:text-indent="0cm"/>
      <style:text-properties fo:font-size="6.6999998092651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71cm" fo:text-indent="0cm"/>
      <style:text-properties fo:font-size="5.699999809265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47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23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23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23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23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23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10.5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cm" fo:page-height="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4.5cm" svg:height="0.835cm" svg:x="0.25cm" svg:y="0.199cm" presentation:class="title" presentation:placeholder="true">
        <draw:text-box/>
      </draw:frame>
      <draw:frame presentation:style-name="Default-outline1" draw:layer="backgroundobjects" svg:width="4.4cm" svg:height="42.252cm" svg:x="0.25cm" svg:y="1.17cm" presentation:class="outline" presentation:placeholder="true">
        <draw:text-box/>
      </draw:frame>
      <draw:frame presentation:style-name="Mpr1" draw:text-style-name="MP1" draw:layer="backgroundobjects" svg:width="1.165cm" svg:height="0.345cm" svg:x="0.25cm" svg:y="4.5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.585cm" svg:height="0.345cm" svg:x="1.71cm" svg:y="4.55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.165cm" svg:height="0.345cm" svg:x="3.585cm" svg:y="4.5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3T19:48:56</meta:creation-date>
    <meta:editing-duration>PT20M22S</meta:editing-duration>
    <meta:editing-cycles>8</meta:editing-cycles>
    <dc:date>2012-11-27T10:09:37</dc:date>
    <meta:generator>LibreOffice/3.5$Linux_X86_64 LibreOffice_project/350m1$Build-403</meta:generator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